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0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fo:background-color="#ffd428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2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2">
      <style:table-cell-properties fo:background-color="#ff5429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1016" table:default-cell-style-name="ce5"/>
        <table:table-row table:style-name="ro1">
          <table:table-cell table:style-name="ce1"/>
          <table:table-cell table:style-name="ce4" office:value-type="string" calcext:value-type="string">
            <text:p>Programação Michele Turismo</text:p>
          </table:table-cell>
          <table:table-cell table:style-name="ce4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hora inicio</text:p>
          </table:table-cell>
          <table:table-cell table:style-name="ce2" office:value-type="string" calcext:value-type="string">
            <text:p>hora termino</text:p>
          </table:table-cell>
          <table:table-cell table:style-name="ce2" office:value-type="string" calcext:value-type="string">
            <text:p>Tempo</text:p>
          </table:table-cell>
          <table:table-cell/>
          <table:table-cell table:style-name="ce9" office:value-type="string" calcext:value-type="string">
            <text:p>Tempo Total</text:p>
          </table:table-cell>
          <table:table-cell table:style-name="ce13" table:formula="of:=SUM([.E3:.E1048576])" office:value-type="time" office:time-value="PT15H37M00S" calcext:value-type="time">
            <text:p>15:37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Planilha de Horário e Valor</text:p>
          </table:table-cell>
          <table:table-cell office:value-type="time" office:time-value="PT02H59M00S" calcext:value-type="time">
            <text:p>02:59</text:p>
          </table:table-cell>
          <table:table-cell office:value-type="time" office:time-value="PT03H22M00S" calcext:value-type="time">
            <text:p>03:22</text:p>
          </table:table-cell>
          <table:table-cell table:style-name="ce8" table:formula="of:=[.D3]-[.C3]" office:value-type="time" office:time-value="PT00H23M00S" calcext:value-type="time">
            <text:p>00:23:00</text:p>
          </table:table-cell>
          <table:table-cell/>
          <table:table-cell table:style-name="ce9" office:value-type="string" calcext:value-type="string">
            <text:p>Hora</text:p>
          </table:table-cell>
          <table:table-cell table:style-name="ce14" table:formula="of:=HOUR([.H2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Inicio da modelagem do SGBD</text:p>
          </table:table-cell>
          <table:table-cell office:value-type="time" office:time-value="PT03H23M00S" calcext:value-type="time">
            <text:p>03:23</text:p>
          </table:table-cell>
          <table:table-cell office:value-type="time" office:time-value="PT04H14M00S" calcext:value-type="time">
            <text:p>04:14</text:p>
          </table:table-cell>
          <table:table-cell table:style-name="ce8" table:formula="of:=[.D4]-[.C4]" office:value-type="time" office:time-value="PT00H51M00S" calcext:value-type="time">
            <text:p>00:51:00</text:p>
          </table:table-cell>
          <table:table-cell/>
          <table:table-cell table:style-name="ce9" office:value-type="string" calcext:value-type="string">
            <text:p>Minutos Decimal</text:p>
          </table:table-cell>
          <table:table-cell table:style-name="ce15" table:formula="of:=MINUTE([.H2])/60" office:value-type="float" office:value="0.616666666666667" calcext:value-type="float">
            <text:p>0,616666666666667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Análise código</text:p>
          </table:table-cell>
          <table:table-cell office:value-type="time" office:time-value="PT22H35M00S" calcext:value-type="time">
            <text:p>22:35</text:p>
          </table:table-cell>
          <table:table-cell office:value-type="time" office:time-value="PT23H59M00S" calcext:value-type="time">
            <text:p>23:59</text:p>
          </table:table-cell>
          <table:table-cell table:style-name="ce8" table:formula="of:=[.D5]-[.C5]" office:value-type="time" office:time-value="PT01H24M00S" calcext:value-type="time">
            <text:p>01:24:00</text:p>
          </table:table-cell>
          <table:table-cell/>
          <table:table-cell table:style-name="ce10" office:value-type="string" calcext:value-type="string">
            <text:p>Tempo Decimal</text:p>
          </table:table-cell>
          <table:table-cell table:style-name="ce16" table:formula="of:=[.H3]+[.H4]" office:value-type="float" office:value="15.6166666666667" calcext:value-type="float">
            <text:p>15,62</text:p>
          </table:table-cell>
          <table:table-cell table:number-columns-repeated="1016"/>
        </table:table-row>
        <table:table-row table:style-name="ro1">
          <table:table-cell office:value-type="date" office:date-value="2022-02-20" calcext:value-type="date">
            <text:p>20/02/2022</text:p>
          </table:table-cell>
          <table:table-cell office:value-type="string" calcext:value-type="string">
            <text:p>FrontEnd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3H20M00S" calcext:value-type="time">
            <text:p>03:20</text:p>
          </table:table-cell>
          <table:table-cell table:style-name="ce8" table:formula="of:=[.D6]-[.C6]" office:value-type="time" office:time-value="PT03H20M00S" calcext:value-type="time">
            <text:p>03:20:00</text:p>
          </table:table-cell>
          <table:table-cell table:number-columns-repeated="1019"/>
        </table:table-row>
        <table:table-row table:style-name="ro1">
          <table:table-cell office:value-type="date" office:date-value="2022-02-20" calcext:value-type="date">
            <text:p>20/02/2022</text:p>
          </table:table-cell>
          <table:table-cell office:value-type="string" calcext:value-type="string">
            <text:p>Criando e update de Repositório Github</text:p>
          </table:table-cell>
          <table:table-cell office:value-type="time" office:time-value="PT03H21M00S" calcext:value-type="time">
            <text:p>03:21</text:p>
          </table:table-cell>
          <table:table-cell office:value-type="time" office:time-value="PT04H00M00S" calcext:value-type="time">
            <text:p>04:00</text:p>
          </table:table-cell>
          <table:table-cell table:style-name="ce8" table:formula="of:=[.D7]-[.C7]" office:value-type="time" office:time-value="PT00H39M00S" calcext:value-type="time">
            <text:p>00:39:00</text:p>
          </table:table-cell>
          <table:table-cell/>
          <table:table-cell table:style-name="ce11" office:value-type="string" calcext:value-type="string">
            <text:p>Valor P/Hora</text:p>
          </table:table-cell>
          <table:table-cell table:style-name="ce17" office:value-type="currency" office:currency="BRL" office:value="35" calcext:value-type="currency">
            <text:p>R$ 35,00</text:p>
          </table:table-cell>
          <table:table-cell table:number-columns-repeated="1016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string" calcext:value-type="string">
            <text:p>tratamento imagens para site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9H00M00S" calcext:value-type="time">
            <text:p>19:00</text:p>
          </table:table-cell>
          <table:table-cell table:style-name="ce8" table:formula="of:=[.D8]-[.C8]" office:value-type="time" office:time-value="PT04H00M00S" calcext:value-type="time">
            <text:p>04:00:00</text:p>
          </table:table-cell>
          <table:table-cell/>
          <table:table-cell table:style-name="ce12" office:value-type="string" calcext:value-type="string">
            <text:p>Custo Total</text:p>
          </table:table-cell>
          <table:table-cell table:style-name="ce18" table:formula="of:=[.H7]*[.H5]" office:value-type="currency" office:currency="BRL" office:value="546.583333333333" calcext:value-type="currency">
            <text:p>R$ 546,58</text:p>
          </table:table-cell>
          <table:table-cell table:number-columns-repeated="1016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string" calcext:value-type="string">
            <text:p>FrontEnd add imagens</text:p>
          </table:table-cell>
          <table:table-cell office:value-type="time" office:time-value="PT19H30M00S" calcext:value-type="time">
            <text:p>19:30</text:p>
          </table:table-cell>
          <table:table-cell office:value-type="time" office:time-value="PT21H00M00S" calcext:value-type="time">
            <text:p>21:00</text:p>
          </table:table-cell>
          <table:table-cell table:style-name="ce8" table:formula="of:=[.D9]-[.C9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string" calcext:value-type="string">
            <text:p>Backend – Diagramas de caso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2H00M00S" calcext:value-type="time">
            <text:p>22:00</text:p>
          </table:table-cell>
          <table:table-cell table:style-name="ce8" table:formula="of:=[.D10]-[.C1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string" calcext:value-type="string">
            <text:p>Backend – Modelagem SGBD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4H00M00S" calcext:value-type="time">
            <text:p>00:00</text:p>
          </table:table-cell>
          <table:table-cell table:style-name="ce8" table:formula="of:=[.D11]-[.C11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string" calcext:value-type="string">
            <text:p>Backend – Modelagem SGBD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style-name="ce8" table:formula="of:=[.D12]-[.C1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]-[.C1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]-[.C1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]-[.C1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]-[.C1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7]-[.C1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8]-[.C1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9]-[.C1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0]-[.C2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1]-[.C2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2]-[.C2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3]-[.C2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4]-[.C2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5]-[.C2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6]-[.C2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7]-[.C2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8]-[.C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9]-[.C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0]-[.C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1]-[.C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2]-[.C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3]-[.C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4]-[.C3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5]-[.C3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6]-[.C3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7]-[.C3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8]-[.C3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9]-[.C3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0]-[.C4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1]-[.C4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2]-[.C4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3]-[.C4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4]-[.C4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5]-[.C4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6]-[.C4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7]-[.C4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8]-[.C4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9]-[.C4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0]-[.C5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1]-[.C5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2]-[.C5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3]-[.C5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4]-[.C5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5]-[.C5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6]-[.C5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7]-[.C5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8]-[.C5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9]-[.C5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0]-[.C6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1]-[.C6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2]-[.C6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3]-[.C6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4]-[.C6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5]-[.C6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6]-[.C6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7]-[.C6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8]-[.C6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9]-[.C6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0]-[.C7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1]-[.C7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2]-[.C7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3]-[.C7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4]-[.C7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5]-[.C7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6]-[.C7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7]-[.C7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8]-[.C7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9]-[.C7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0]-[.C8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1]-[.C8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2]-[.C8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3]-[.C8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4]-[.C8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5]-[.C8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6]-[.C8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7]-[.C8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8]-[.C8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9]-[.C8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0]-[.C9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1]-[.C9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2]-[.C9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3]-[.C9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4]-[.C9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5]-[.C9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6]-[.C9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7]-[.C9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8]-[.C9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9]-[.C9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0]-[.C10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1]-[.C10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2]-[.C10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3]-[.C10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4]-[.C10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5]-[.C10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6]-[.C10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7]-[.C10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8]-[.C10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9]-[.C10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0]-[.C11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1]-[.C11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2]-[.C11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3]-[.C11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4]-[.C11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5]-[.C11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6]-[.C11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7]-[.C11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8]-[.C11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9]-[.C11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0]-[.C12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1]-[.C12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2]-[.C12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3]-[.C12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4]-[.C12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5]-[.C12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6]-[.C12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7]-[.C12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8]-[.C1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9]-[.C1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0]-[.C1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1]-[.C1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2]-[.C1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3]-[.C1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4]-[.C13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5]-[.C13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6]-[.C13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7]-[.C13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8]-[.C13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9]-[.C13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0]-[.C14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1]-[.C14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2]-[.C14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3]-[.C14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4]-[.C14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5]-[.C14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6]-[.C14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7]-[.C14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8]-[.C14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9]-[.C14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0]-[.C15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1]-[.C15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2]-[.C15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3]-[.C15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4]-[.C15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5]-[.C15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6]-[.C15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7]-[.C15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8]-[.C15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9]-[.C15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0]-[.C16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1]-[.C16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2]-[.C16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3]-[.C16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4]-[.C16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5]-[.C16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00:46:07.43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9T02:52:17.813000000</meta:creation-date>
    <dc:date>2022-03-25T00:52:00.128000000</dc:date>
    <meta:editing-duration>PT6H14M49S</meta:editing-duration>
    <meta:editing-cycles>7</meta:editing-cycles>
    <meta:generator>LibreOffice/7.2.2.2$Windows_X86_64 LibreOffice_project/02b2acce88a210515b4a5bb2e46cbfb63fe97d56</meta:generator>
    <meta:document-statistic meta:table-count="1" meta:cell-count="221" meta:object-count="0"/>
  </office:meta>
</office:document-meta>
</file>